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30000034982066D036597D229.png" manifest:media-type="image/png"/>
  <manifest:file-entry manifest:full-path="Pictures/1000AB7B000052220000741EDE17C97B7FC3C44F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9.4626in" draw:z-index="0"><draw:image xlink:href="Pictures/1000AB7B000052220000741EDE17C97B7FC3C44F.svg" xlink:type="simple" xlink:show="embed" xlink:actuate="onLoad" draw:mime-type="image/svg+xml"/><draw:image xlink:href="Pictures/10000001000002530000034982066D036597D22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6:38:46.429271901</meta:creation-date>
    <dc:date>2023-11-15T16:39:06.987568154</dc:date>
    <meta:editing-duration>PT2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